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ff8f8" officeooo:paragraph-rsid="001ff8f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9aedcc" officeooo:paragraph-rsid="009aed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language="fr" fo:country="FR" fo:font-weight="bold" officeooo:rsid="001ff8f8" officeooo:paragraph-rsid="001ff8f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italic" fo:font-weight="bold" officeooo:rsid="001ff8f8" officeooo:paragraph-rsid="00670b07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cc33" fo:font-size="16pt" fo:language="fr" fo:country="FR" fo:font-style="italic" fo:font-weight="bold" officeooo:rsid="001ff8f8" officeooo:paragraph-rsid="001ff8f8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6pt" fo:language="fr" fo:country="FR" fo:font-style="italic" fo:font-weight="bold" officeooo:rsid="001ff8f8" officeooo:paragraph-rsid="001ff8f8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language="fr" fo:country="FR" fo:font-style="italic" fo:font-weight="bold" officeooo:rsid="00216c4e" officeooo:paragraph-rsid="00216c4e" style:font-size-asian="14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6pt" fo:language="fr" fo:country="FR" fo:font-style="italic" style:text-underline-style="none" fo:font-weight="bold" officeooo:rsid="001ff8f8" officeooo:paragraph-rsid="001ff8f8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2f0c34" officeooo:paragraph-rsid="001ff8f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1ff8f8" officeooo:paragraph-rsid="001ff8f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1ff8f8" officeooo:paragraph-rsid="00670b0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98df3f" officeooo:paragraph-rsid="0098df3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95bcf9" officeooo:paragraph-rsid="0095bcf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9c628c" officeooo:paragraph-rsid="009c628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9c9f2e" officeooo:paragraph-rsid="009c9f2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9c9800" officeooo:paragraph-rsid="009c980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8d9f96" officeooo:paragraph-rsid="004fd12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language="fr" fo:country="FR" fo:font-weight="normal" officeooo:rsid="009d601d" officeooo:paragraph-rsid="009d601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language="fr" fo:country="FR" fo:font-weight="bold" officeooo:rsid="00866b4b" officeooo:paragraph-rsid="00866b4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language="fr" fo:country="FR" fo:font-weight="bold" officeooo:rsid="008d9f96" officeooo:paragraph-rsid="008d9f96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language="fr" fo:country="FR" fo:font-weight="bold" officeooo:rsid="008e16a5" officeooo:paragraph-rsid="008e16a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0000" fo:font-size="16pt" fo:language="fr" fo:country="FR" fo:font-style="italic" fo:font-weight="bold" officeooo:rsid="001ff8f8" officeooo:paragraph-rsid="001ff8f8" style:font-size-asian="14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ff0000" fo:font-size="16pt" fo:language="fr" fo:country="FR" fo:font-style="italic" fo:font-weight="bold" officeooo:rsid="001ff8f8" officeooo:paragraph-rsid="005e54ac" style:font-size-asian="14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text-properties fo:color="#ff0000" fo:font-size="12pt" fo:language="fr" fo:country="FR" fo:font-weight="normal" officeooo:rsid="001ff8f8" officeooo:paragraph-rsid="0079272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ff0000" fo:font-size="12pt" fo:language="fr" fo:country="FR" fo:font-weight="normal" officeooo:rsid="001ff8f8" officeooo:paragraph-rsid="001ff8f8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fo:font-size="12pt" fo:language="fr" fo:country="FR" fo:font-weight="normal" officeooo:rsid="009d601d" officeooo:paragraph-rsid="009d601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9aedcc" officeooo:paragraph-rsid="009aedc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fr" fo:country="FR" fo:font-weight="bold" officeooo:rsid="009aedcc" officeooo:paragraph-rsid="009aedcc" style:font-size-asian="12pt" style:font-weight-asian="bold" style:font-size-complex="12pt" style:font-weight-complex="bold"/>
    </style:style>
    <style:style style:name="T1" style:family="text">
      <style:text-properties officeooo:rsid="0095bcf9"/>
    </style:style>
    <style:style style:name="T2" style:family="text">
      <style:text-properties officeooo:rsid="009aedcc"/>
    </style:style>
    <style:style style:name="T3" style:family="text">
      <style:text-properties officeooo:rsid="009c628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9e54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maine <text:span text:style-name="T2">10</text:span> : <text:span text:style-name="T2">Administrer et intégrer une BDD</text:span></text:p>
      <text:p text:style-name="P3"/>
      <text:p text:style-name="P5">Objectif : <text:s/></text:p>
      <text:p text:style-name="P1"/>
      <text:p text:style-name="P2">Cette semaine vous vous attaquez à un module très important de votre formation, à savoir : les bases de données. Les bases de données (ou BDD) sont incontournables en programmation car même l’application la plus basique a besoin de stocker des données. En effet cela vous semble évident de pouvoir stocker des données pour y accéder plus tard ? Ce sont les bases de données qui vont vous permettre d’y arriver. </text:p>
      <text:p text:style-name="P2"/>
      <text:p text:style-name="P2">Au cour de cette semaine vous apprendrez les manipulations de base à exécuter sur une base de données et comment l’intégrer de manière simple à une application PHP.</text:p>
      <text:p text:style-name="P1"/>
      <text:p text:style-name="P8">Compétences acquises :</text:p>
      <text:p text:style-name="P10"/>
      <text:p text:style-name="P11">- <text:span text:style-name="T2">Créer une base de données</text:span></text:p>
      <text:p text:style-name="P11">- <text:span text:style-name="T2">Créer une table</text:span></text:p>
      <text:p text:style-name="P11">- <text:span text:style-name="T2">Connaître les types de données</text:span></text:p>
      <text:p text:style-name="P11">- <text:span text:style-name="T2">Lire des données</text:span></text:p>
      <text:p text:style-name="P11">- <text:span text:style-name="T2">Supprimer des données</text:span></text:p>
      <text:p text:style-name="P11">- <text:span text:style-name="T2">Enregistrer des données</text:span></text:p>
      <text:p text:style-name="P11">- <text:span text:style-name="T2">Modifier des données</text:span></text:p>
      <text:p text:style-name="P11">- <text:span text:style-name="T2">Se connecter à une base données en PHP</text:span></text:p>
      <text:p text:style-name="P11">- <text:span text:style-name="T2">Requêter une base de données en PHP</text:span></text:p>
      <text:p text:style-name="P11">- <text:span text:style-name="T2">Exploiter les données de la base via une application PHP</text:span></text:p>
      <text:p text:style-name="P11"/>
      <text:p text:style-name="P6">Ressources et exercices :</text:p>
      <text:p text:style-name="P1"/>
      <text:p text:style-name="P2">Encore une fois, OpenClassrooms offre un parcours très bien construit sur les bases de données, vous pouvez aller jusqu’au Quiz 4 mais pour cette première semaine, ce n’est pas grave si vous ne comprenez pas encore totalement les dates, les jointures et les fonctions :</text:p>
      <text:p text:style-name="P2">- <text:a xlink:type="simple" xlink:href="https://openclassrooms.com/en/courses/918836-concevez-votre-site-web-avec-php-et-mysql/913655-presentation-des-bases-de-donnees" text:style-name="Internet_20_link" text:visited-style-name="Visited_20_Internet_20_Link">https://openclassrooms.com/en/courses/918836-concevez-votre-site-web-avec-php-et-mysql/913655-presentation-des-bases-de-donnees</text:a></text:p>
      <text:p text:style-name="P2"/>
      <text:p text:style-name="P2">En complément, vous pouvez aussi utiliser la w3school :</text:p>
      <text:p text:style-name="P2">- <text:a xlink:type="simple" xlink:href="https://www.w3schools.com/sql/" text:style-name="Internet_20_link" text:visited-style-name="Visited_20_Internet_20_Link">https://www.w3schools.com/sql/</text:a></text:p>
      <text:p text:style-name="P2"/>
      <text:p text:style-name="P28">-<text:span text:style-name="T5">Vous réalisez la feuille d’exercices markdown envoyée avec le dossier impérativement seul</text:span></text:p>
      <text:p text:style-name="P23"/>
      <text:p text:style-name="P22">Projet à rendre :</text:p>
      <text:p text:style-name="P9"/>
      <text:p text:style-name="P19">Un site e-commerce <text:span text:style-name="T1">++</text:span></text:p>
      <text:p text:style-name="P25"/>
      <text:p text:style-name="P13">Vous continuez de perfectionner votre site de la semaine précédente. <text:span text:style-name="T3">Vous allez maintenant intégrer une vraie base de données à votre projet, fini les données écrites à la main dans des fonctions !</text:span></text:p>
      <text:p text:style-name="P13"/>
      <text:p text:style-name="P14">Pour cela, vous devrez créer dans votre base les tables suivantes : </text:p>
      <text:p text:style-name="P14">- User</text:p>
      <text:p text:style-name="P14">- Product</text:p>
      <text:p text:style-name="P14"><text:soft-page-break/></text:p>
      <text:p text:style-name="P15">Je vous laisse établir vous même la conception de ces tables, <text:span text:style-name="T4">vous produirez donc obligatoirement un schéma de base de données.</text:span></text:p>
      <text:p text:style-name="P20"/>
      <text:p text:style-name="P16">Attention les mots de passe stockés en base de données le sont de manière cryptée. Il ne doivent pas être lisibles en clair dans vos tables. </text:p>
      <text:p text:style-name="P16"/>
      <text:p text:style-name="P15">De même un utilisateur qui souhaite s’inscrire ne peut pas choisir un nom déjà utilisé dans la base de données. A vous donc de vérifier que ce n’est pas le cas.</text:p>
      <text:p text:style-name="P15"/>
      <text:p text:style-name="P15">Pour l’instant nous laissons le panier tel quel c’est à dire avec un stockage en session simplement.</text:p>
      <text:p text:style-name="P20"/>
      <text:p text:style-name="P21">Le projet est à rendre avant dimanche soir minuit sur mon adresse gmail.</text:p>
      <text:p text:style-name="P21"/>
      <text:p text:style-name="P12">Une fois fini vous travaillerez en groupe sur les projets du hackathon.</text:p>
      <text:p text:style-name="P24"/>
      <text:p text:style-name="P7">Pour aller plus loin :</text:p>
      <text:p text:style-name="P17"/>
      <text:p text:style-name="P18">Vous pouvez si vous le souhaitez réaliser un espace d’administration qui permet la réalisation des opérations du CRUD sur les produits. Votre espace est composé de :</text:p>
      <text:list xml:id="list214042812973407788" text:style-name="L1">
        <text:list-item>
          <text:p text:style-name="P26">Une page admin qui sert d’accueil et liste les produits sous forme de tableau</text:p>
        </text:list-item>
        <text:list-item>
          <text:p text:style-name="P26">Une page ajout qui via un formulaire permet l’ajout d’un produit en BDD</text:p>
        </text:list-item>
        <text:list-item>
          <text:p text:style-name="P26">Une page de mise à jour qui permet la modification des informations d’un produit déjà existant via un formulaire</text:p>
        </text:list-item>
        <text:list-item>
          <text:p text:style-name="P26">Un bouton placé quelque part permettant la suppression d’un produits</text:p>
        </text:list-item>
        <text:list-item>
          <text:p text:style-name="P26">Ces page ne sont accessible qu’aux utilisateurs qui ont le statut ADMIN</text:p>
        </text:list-item>
      </text:list>
      <text:p text:style-name="P18"/>
      <text:p text:style-name="P18">Bien évidement vous affichez des messages d’erreur ou de succès selon les cas de fig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35:42.384580474</meta:creation-date>
    <meta:generator>LibreOffice/5.1.6.2$Linux_X86_64 LibreOffice_project/10m0$Build-2</meta:generator>
    <dc:date>2018-11-12T17:09:56.232915115</dc:date>
    <meta:editing-duration>PT7H18M34S</meta:editing-duration>
    <meta:editing-cycles>100</meta:editing-cycles>
    <meta:document-statistic meta:table-count="0" meta:image-count="0" meta:object-count="0" meta:page-count="2" meta:paragraph-count="41" meta:word-count="543" meta:character-count="3220" meta:non-whitespace-character-count="2718"/>
  </office:meta>
</office:document-meta>
</file>